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marker-start="Arrow" draw:marker-end="Arrow" draw:textarea-vertical-align="middl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572cm" svg:height="2.54cm" svg:x="6.08cm" svg:y="7.35cm">
          <text:p text:style-name="P1">Android Table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3.429cm" svg:x="6.08cm" svg:y="11.414cm">
          <text:p text:style-name="P1"><text:s/>Microcontrol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572cm" svg:height="2.032cm" svg:x="13.065cm" svg:y="11.033cm">
          <text:p text:style-name="P1"><text:span text:style-name="T1">Accelerometer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572cm" svg:height="2.794cm" svg:x="2.905cm" svg:y="17.51cm">
          <text:p text:style-name="P1"><text:s/>Motor</text:p>
          <text:p text:style-name="P1">Controll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572cm" svg:height="2.794cm" svg:x="9.509cm" svg:y="17.51cm">
          <text:p text:style-name="P1"><text:s/>Motor</text:p>
          <text:p text:style-name="P1">Controll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572cm" svg:height="2.54cm" svg:x="2.905cm" svg:y="21.574cm">
          <text:p text:style-name="P1"><text:s/>Mo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572cm" svg:height="2.54cm" svg:x="9.509cm" svg:y="21.574cm">
          <text:p text:style-name="P1"><text:s/>Mot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065cm" svg:y1="12.049cm" svg:x2="10.652cm" svg:y2="13.128cm" draw:start-shape="id1" draw:end-shape="id2" svg:d="m13065 12049h-1206v1079h-1207" svg:viewBox="0 0 2414 1080">
          <text:p/>
        </draw:connector>
        <draw:connector draw:style-name="gr3" draw:text-style-name="P1" draw:layer="layout" svg:x1="8.366cm" svg:y1="9.89cm" svg:x2="8.366cm" svg:y2="11.414cm" draw:start-shape="id3" draw:end-shape="id2" svg:d="m8366 9890v1524" svg:viewBox="0 0 1 1525">
          <text:p/>
        </draw:connector>
        <draw:connector draw:style-name="gr3" draw:text-style-name="P1" draw:layer="layout" svg:x1="8.366cm" svg:y1="14.843cm" svg:x2="5.191cm" svg:y2="17.51cm" draw:start-shape="id2" draw:end-shape="id4" svg:d="m8366 14843v1333h-3175v1334" svg:viewBox="0 0 3176 2668">
          <text:p/>
        </draw:connector>
        <draw:connector draw:style-name="gr3" draw:text-style-name="P1" draw:layer="layout" svg:x1="8.366cm" svg:y1="14.843cm" svg:x2="11.795cm" svg:y2="17.51cm" draw:start-shape="id2" draw:end-shape="id5" svg:d="m8366 14843v1333h3429v1334" svg:viewBox="0 0 3430 2668">
          <text:p/>
        </draw:connector>
        <draw:connector draw:style-name="gr2" draw:text-style-name="P1" draw:layer="layout" svg:x1="5.191cm" svg:y1="20.304cm" svg:x2="5.191cm" svg:y2="21.574cm" draw:start-shape="id4" draw:end-shape="id6" svg:d="m5191 20304v1270" svg:viewBox="0 0 1 1271">
          <text:p/>
        </draw:connector>
        <draw:connector draw:style-name="gr2" draw:text-style-name="P1" draw:layer="layout" svg:x1="11.795cm" svg:y1="20.304cm" svg:x2="11.795cm" svg:y2="21.574cm" draw:start-shape="id5" draw:end-shape="id7" svg:d="m11795 20304v1270" svg:viewBox="0 0 1 1271">
          <text:p/>
        </draw:connector>
        <draw:custom-shape draw:style-name="gr4" draw:text-style-name="P2" draw:layer="layout" svg:width="1.778cm" svg:height="0.889cm" svg:x="7.477cm" svg:y="11.414cm">
          <text:p text:style-name="P1"><text:span text:style-name="T2">FTDI</text:span></text:p>
          <text:p text:style-name="P1"><text:span text:style-name="T2">FT312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59cm" svg:height="0.889cm" svg:x="8.366cm" svg:y="13.827cm">
          <text:p text:style-name="P1"><text:span text:style-name="T2">STM32F102x4</text:span></text:p>
          <text:p text:style-name="P1"><text:span text:style-name="T2">ARM M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59cm" svg:height="0.889cm" svg:x="5.191cm" svg:y="19.288cm">
          <text:p text:style-name="P1"><text:span text:style-name="T2">Freescale</text:span></text:p>
          <text:p text:style-name="P1"><text:span text:style-name="T2">MC3392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59cm" svg:height="0.889cm" svg:x="11.795cm" svg:y="19.288cm">
          <text:p text:style-name="P1"><text:span text:style-name="T2">Freescale</text:span></text:p>
          <text:p text:style-name="P1"><text:span text:style-name="T2">MC3392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94cm" svg:height="0.889cm" svg:x="14.716cm" svg:y="12.049cm">
          <text:p text:style-name="P1"><text:span text:style-name="T2">Freescale</text:span></text:p>
          <text:p text:style-name="P1"><text:span text:style-name="T2">MMA8453Q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572cm" svg:height="2.032cm" svg:x="13.065cm" svg:y="13.319cm">
          <text:p text:style-name="P1"><text:span text:style-name="T1">Gyroscop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94cm" svg:height="0.889cm" svg:x="14.716cm" svg:y="14.335cm">
          <text:p text:style-name="P1"><text:span text:style-name="T2">STMicroelectronics</text:span></text:p>
          <text:p text:style-name="P1"><text:span text:style-name="T2">L3GD20T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065cm" svg:y1="14.335cm" svg:x2="10.652cm" svg:y2="13.128cm" draw:start-shape="id8" draw:end-shape="id2" svg:d="m13065 14335h-1206v-1207h-1207" svg:viewBox="0 0 2414 12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4T16:33:20</meta:creation-date>
    <dc:date>2013-06-04T16:57:54</dc:date>
    <meta:editing-duration>PT15M2S</meta:editing-duration>
    <meta:editing-cycles>4</meta:editing-cycles>
    <meta:generator>LibreOffice/4.0.2.2$Linux_X86_64 LibreOffice_project/400m0$Build-2</meta:generator>
    <meta:document-statistic meta:object-count="21"/>
  </office:meta>
</office:document-meta>
</file>